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6b5e9b" draw:textarea-horizontal-align="justify" draw:textarea-vertical-align="top" draw:auto-grow-height="false" fo:min-height="16.97cm" fo:min-width="10.4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6.97cm" fo:min-width="10.48cm"/>
      <style:paragraph-properties style:writing-mode="lr-tb"/>
    </style:style>
    <style:style style:name="gr3" style:family="graphic" style:parent-style-name="standard">
      <style:graphic-properties draw:fill="solid" draw:fill-color="#ff5429" draw:textarea-horizontal-align="justify" draw:textarea-vertical-align="top" draw:auto-grow-height="false" fo:min-height="16.95cm" fo:min-width="10.1cm"/>
      <style:paragraph-properties style:writing-mode="lr-tb"/>
    </style:style>
    <style:style style:name="gr4" style:family="graphic" style:parent-style-name="standard">
      <style:graphic-properties draw:fill="solid" draw:fill-color="#fff5ce" draw:textarea-horizontal-align="justify" draw:textarea-vertical-align="middle" draw:auto-grow-height="false" fo:min-height="1.07cm" fo:min-width="31.2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6b5e9b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end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ff5429"/>
      <style:paragraph-properties fo:text-align="end" style:writing-mode="lr-tb"/>
      <style:text-properties fo:font-weight="bold" style:font-weight-asian="bold" style:font-weight-complex="bold"/>
    </style:style>
    <style:style style:name="P6" style:family="paragraph">
      <loext:graphic-properties draw:fill="solid" draw:fill-color="#fff5ce"/>
      <style:paragraph-properties fo:text-align="center" style:writing-mode="lr-tb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125.199996948242pt" fo:font-weight="bold" style:font-size-asian="125.199996948242pt" style:font-weight-asian="bold" style:font-size-complex="125.199996948242pt" style:font-weight-complex="bold"/>
    </style:style>
    <style:style style:name="T3" style:family="text">
      <style:text-properties fo:font-size="126.599998474121pt" fo:font-weight="bold" style:font-size-asian="126.599998474121pt" style:font-weight-asian="bold" style:font-size-complex="126.599998474121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0.98cm" svg:height="17.22cm" svg:x="0cm" svg:y="0cm">
          <text:p text:style-name="P1"><text:span text:style-name="T1">STA</text:span></text:p>
          <text:p text:style-name="P1"><text:span text:style-name="T1">TIS</text:span></text:p>
          <text:p text:style-name="P1"><text:span text:style-name="T1">TICS</text:span></text:p>
          <text:p text:style-name="P1"><text:span text:style-name="T1">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8cm" svg:height="17.22cm" svg:x="10.2cm" svg:y="-0.02cm">
          <text:p text:style-name="P3"><text:span text:style-name="T2">GA</text:span></text:p>
          <text:p text:style-name="P3"><text:span text:style-name="T2">ME</text:span></text:p>
          <text:p text:style-name="P3"><text:span text:style-name="T2">(G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6cm" svg:height="17.2cm" svg:x="21.18cm" svg:y="0cm">
          <text:p text:style-name="P4"><text:span text:style-name="T3">LOG</text:span></text:p>
          <text:p text:style-name="P4"><text:span text:style-name="T3">OFF</text:span></text:p>
          <text:p text:style-name="P4"><text:span text:style-name="T3">(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1.75cm" svg:height="1.32cm" svg:x="0cm" svg:y="15.88cm">
          <text:p text:style-name="P3"><text:span text:style-name="T4">Wybierz opcje naciskając klawisz S, G lub L i potwierdź wybór naciskając EN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69a2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8cm" fo:margin-bottom="0.29cm" fo:margin-left="0.28cm" fo:margin-right="0.29cm" fo:page-width="31.75cm" fo:page-height="17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4T18:38:25.398525156</meta:creation-date>
    <dc:date>2020-06-24T19:52:33.266434950</dc:date>
    <meta:editing-duration>PT48M19S</meta:editing-duration>
    <meta:editing-cycles>6</meta:editing-cycles>
    <meta:generator>LibreOffice/6.4.4.2$Linux_X86_64 LibreOffice_project/3d775be2011f3886db32dfd395a6a6d1ca2630ff</meta:generator>
    <meta:document-statistic meta:object-count="4"/>
  </office:meta>
</office:document-meta>
</file>